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451000002A86AAE6F9B0FAEA8E7.png" manifest:media-type="image/png"/>
  <manifest:file-entry manifest:full-path="Pictures/10000201000001D2000000F672A844AB465F699A.png" manifest:media-type="image/png"/>
  <manifest:file-entry manifest:full-path="Pictures/1000000000000384000003FF73833965A295D21C.jpg" manifest:media-type="image/jpeg"/>
  <manifest:file-entry manifest:full-path="Pictures/10000A270000EAB70001027CBE976506F6885D9A.svg" manifest:media-type="image/svg+xml"/>
  <manifest:file-entry manifest:full-path="Pictures/10000201000002A2000002E6DE62999420A1939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2.1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2.629cm"/>
    </style:style>
    <style:style style:name="pr4" style:family="presentation" style:parent-style-name="Default-outline1" style:list-style-name="L3">
      <style:graphic-properties draw:textarea-vertical-align="middle" fo:min-height="8.884cm"/>
    </style:style>
    <style:style style:name="pr5" style:family="presentation" style:parent-style-name="Default-title">
      <style:graphic-properties fo:min-height="2.629cm"/>
    </style:style>
    <style:style style:name="pr6" style:family="presentation" style:parent-style-name="Default-outline1">
      <style:graphic-properties draw:textarea-vertical-align="middle" fo:min-height="8.884cm"/>
    </style:style>
    <style:style style:name="P1" style:family="paragraph">
      <style:text-properties fo:font-size="132pt" fo:font-weight="bold" style:font-size-asian="132pt" style:font-weight-asian="bold" style:font-size-complex="132pt" style:font-weight-complex="bold"/>
    </style:style>
    <style:style style:name="P2" style:family="paragraph">
      <loext:graphic-properties draw:fill-color="#ffffff"/>
      <style:text-properties fo:font-size="132pt" fo:font-weight="bold" style:font-size-asian="132pt" style:font-weight-asian="bold" style:font-size-complex="132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paragraph-properties fo:text-align="center"/>
      <style:text-properties style:text-line-through-style="solid" style:text-line-through-type="single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size="132pt" fo:font-weight="bold" style:font-size-asian="132pt" style:font-weight-asian="bold" style:font-size-complex="132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line-through-style="solid" style:text-line-through-type="sing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9cm" svg:height="12.19cm" svg:x="1.4cm" svg:y="0.628cm" presentation:class="subtitle">
          <draw:text-box>
            <text:p text:style-name="P1"><text:span text:style-name="T1">TES</text:span></text:p>
            <text:p text:style-name="P1"><text:span text:style-name="T1">T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5">
        <draw:frame presentation:style-name="pr3" draw:layer="layout" svg:width="25.199cm" svg:height="2.629cm" svg:x="1.4cm" svg:y="0.628cm" presentation:class="title">
          <draw:text-box>
            <text:p><text:span text:style-name="T2">TESTES</text:span> </text:p>
          </draw:text-box>
        </draw:frame>
        <draw:frame draw:style-name="gr2" draw:text-style-name="P4" draw:layer="layout" svg:width="3.955cm" svg:height="4.356cm" svg:x="5.57cm" svg:y="3.685cm" presentation:class="graphic" presentation:user-transformed="true">
          <draw:image xlink:href="Pictures/10000A270000EAB70001027CBE976506F6885D9A.svg" xlink:type="simple" xlink:show="embed" xlink:actuate="onLoad" loext:mime-type="image/svg+xml">
            <text:p/>
          </draw:image>
          <draw:image xlink:href="Pictures/10000201000002A2000002E6DE62999420A19396.png" xlink:type="simple" xlink:show="embed" xlink:actuate="onLoad" loext:mime-type="image/png"/>
        </draw:frame>
        <draw:frame presentation:style-name="pr4" draw:text-style-name="P5" draw:layer="layout" svg:width="9.846cm" svg:height="9.134cm" svg:x="16.764cm" svg:y="3.685cm" presentation:class="outline" presentation:user-transformed="true">
          <draw:text-box>
            <text:list text:style-name="L3">
              <text:list-item>
                <text:p text:style-name="P5"><text:s/>SETUP</text:p>
              </text:list-item>
              <text:list-item>
                <text:p text:style-name="P5"><text:s/>UNITÁRIOS</text:p>
                <text:p text:style-name="P5"/>
              </text:list-item>
              <text:list-item>
                <text:p text:style-name="P5"><text:s/>DESIGN</text:p>
              </text:list-item>
              <text:list-item>
                <text:p text:style-name="P5"><text:s/>AVANÇADO</text:p>
              </text:list-item>
            </text:list>
          </draw:text-box>
        </draw:frame>
        <draw:frame draw:style-name="gr2" draw:text-style-name="P4" draw:layer="layout" svg:width="3.777cm" svg:height="4.293cm" svg:x="5.658cm" svg:y="8.487cm" presentation:class="graphic" presentation:user-transformed="true">
          <draw:image xlink:href="Pictures/1000000000000384000003FF73833965A295D21C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5" draw:text-style-name="P6" draw:layer="layout" svg:width="25.199cm" svg:height="2.629cm" svg:x="1.4cm" svg:y="0.628cm" presentation:class="title">
          <draw:text-box>
            <text:p text:style-name="P6"><text:span text:style-name="T2">NPM TEST</text:span></text:p>
          </draw:text-box>
        </draw:frame>
        <draw:frame draw:style-name="gr2" draw:text-style-name="P4" draw:layer="layout" svg:width="19.813cm" svg:height="12.192cm" svg:x="4.092cm" svg:y="2.794cm" presentation:class="graphic" presentation:user-transformed="true">
          <draw:image xlink:href="Pictures/1000020100000451000002A86AAE6F9B0FAEA8E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3">
        <draw:frame presentation:style-name="pr5" draw:text-style-name="P6" draw:layer="layout" svg:width="25.199cm" svg:height="2.629cm" svg:x="1.4cm" svg:y="0.628cm" presentation:class="title">
          <draw:text-box>
            <text:p text:style-name="P6"><text:span text:style-name="T2">ESCOPO</text:span></text:p>
          </draw:text-box>
        </draw:frame>
        <draw:frame presentation:style-name="pr6" draw:text-style-name="P4" draw:layer="layout" svg:width="12.297cm" svg:height="9.134cm" svg:x="1.4cm" svg:y="3.685cm" presentation:class="outline">
          <draw:text-box>
            <text:p text:style-name="P4">COMPOSIÇÃO</text:p>
            <text:p text:style-name="P4"/>
            <text:p text:style-name="P4"><text:span text:style-name="T3">INJE</text:span>ÇÃO DE DEPENDÊNCIA</text:p>
          </draw:text-box>
        </draw:frame>
        <draw:frame presentation:style-name="pr6" draw:text-style-name="P7" draw:layer="layout" svg:width="12.297cm" svg:height="9.134cm" svg:x="14.313cm" svg:y="3.685cm" presentation:class="outline">
          <draw:text-box>
            <text:p text:style-name="P7"><text:span text:style-name="T4">MÓDULOS ES6</text:span></text:p>
            <text:p text:style-name="P7"><text:span text:style-name="T4"/></text:p>
            <text:p text:style-name="P7"><text:span text:style-name="T4">PROMESSAS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5" draw:layer="layout" svg:width="25.199cm" svg:height="2.629cm" svg:x="1.4cm" svg:y="0.628cm" presentation:class="title" presentation:user-transformed="true">
          <draw:text-box>
            <text:p>DEFINIÇÕES</text:p>
          </draw:text-box>
        </draw:frame>
        <draw:frame draw:style-name="gr2" draw:text-style-name="P4" draw:layer="layout" svg:width="17.304cm" svg:height="9.134cm" svg:x="5.347cm" svg:y="3.685cm" presentation:class="graphic" presentation:user-transformed="true">
          <draw:image xlink:href="Pictures/10000201000001D2000000F672A844AB465F699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5T09:46:59.130397042</meta:creation-date>
    <dc:date>2019-07-05T11:08:09.541820405</dc:date>
    <meta:editing-duration>PT8M47S</meta:editing-duration>
    <meta:editing-cycles>1</meta:editing-cycles>
    <meta:document-statistic meta:object-count="43"/>
    <meta:generator>LibreOffice/6.2.4.2.0$Linux_X86_64 LibreOffice_project/20$Build-2</meta:generator>
  </office:meta>
</office:document-meta>
</file>